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DA7E1FBA50ED0F65E6.png" manifest:media-type="image/png"/>
  <manifest:file-entry manifest:full-path="Pictures/10000201000001DA000001DA4B3581BFAC8BF1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30%" draw:contrast="3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30%" draw:contrast="30%" draw:gamma="100%" draw:red="-3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1.4cm" svg:x="1.7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layout" svg:width="1.4cm" svg:height="1.4cm" svg:x="1.7cm" svg:y="3.7cm">
          <draw:image xlink:href="Pictures/10000201000001DA000001DA7E1FBA50ED0F65E6.png" xlink:type="simple" xlink:show="embed" xlink:actuate="onLoad">
            <text:p/>
          </draw:image>
        </draw:frame>
        <draw:frame draw:style-name="gr1" draw:text-style-name="P1" draw:layer="measurelines" svg:width="1.4cm" svg:height="1.4cm" svg:x="3.5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measurelines" svg:width="1.4cm" svg:height="1.4cm" svg:x="3.5cm" svg:y="3.7cm">
          <draw:image xlink:href="Pictures/10000201000001DA000001DA7E1FBA50ED0F65E6.png" xlink:type="simple" xlink:show="embed" xlink:actuate="onLoad">
            <text:p/>
          </draw:image>
        </draw:frame>
        <draw:frame draw:style-name="gr1" draw:text-style-name="P1" draw:layer="measurelines" svg:width="1.4cm" svg:height="1.4cm" svg:x="5.4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measurelines" svg:width="1.4cm" svg:height="1.4cm" svg:x="5.4cm" svg:y="3.7cm">
          <draw:image xlink:href="Pictures/10000201000001DA000001DA7E1FBA50ED0F65E6.png" xlink:type="simple" xlink:show="embed" xlink:actuate="onLoad">
            <text:p/>
          </draw:image>
        </draw:frame>
        <draw:frame draw:style-name="gr1" draw:text-style-name="P1" draw:layer="measurelines" svg:width="1.4cm" svg:height="1.4cm" svg:x="7.2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measurelines" svg:width="1.4cm" svg:height="1.4cm" svg:x="7.2cm" svg:y="3.7cm">
          <draw:image xlink:href="Pictures/10000201000001DA000001DA7E1FBA50ED0F65E6.png" xlink:type="simple" xlink:show="embed" xlink:actuate="onLoad">
            <text:p/>
          </draw:image>
        </draw:frame>
        <draw:frame draw:style-name="gr1" draw:text-style-name="P1" draw:layer="measurelines" svg:width="1.4cm" svg:height="1.4cm" svg:x="9.1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measurelines" svg:width="1.4cm" svg:height="1.4cm" svg:x="9.1cm" svg:y="3.7cm">
          <draw:image xlink:href="Pictures/10000201000001DA000001DA7E1FBA50ED0F65E6.png" xlink:type="simple" xlink:show="embed" xlink:actuate="onLoad">
            <text:p/>
          </draw:image>
        </draw:frame>
        <draw:frame draw:style-name="gr1" draw:text-style-name="P1" draw:layer="measurelines" svg:width="1.4cm" svg:height="1.4cm" svg:x="10.9cm" svg:y="2cm">
          <draw:image xlink:href="Pictures/10000201000001DA000001DA4B3581BFAC8BF1DB.png" xlink:type="simple" xlink:show="embed" xlink:actuate="onLoad">
            <text:p/>
          </draw:image>
        </draw:frame>
        <draw:frame draw:style-name="gr2" draw:text-style-name="P1" draw:layer="measurelines" svg:width="1.4cm" svg:height="1.4cm" svg:x="10.9cm" svg:y="3.7cm">
          <draw:image xlink:href="Pictures/10000201000001DA000001DA7E1FBA50ED0F65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2:40:54.046981064</meta:creation-date>
    <dc:date>2019-12-20T18:16:58.027601288</dc:date>
    <meta:editing-duration>PT8H58M49S</meta:editing-duration>
    <meta:editing-cycles>4</meta:editing-cycles>
    <meta:generator>LibreOffice/6.0.7.3$Linux_X86_64 LibreOffice_project/00m0$Build-3</meta:generator>
    <meta:print-date>2019-12-20T13:59:15.494347035</meta:print-date>
    <meta:document-statistic meta:object-count="12"/>
  </office:meta>
</office:document-meta>
</file>